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tent.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fo="urn:oasis:names:tc:opendocument:xmlns:xsl-fo-compatible:1.0" office:version="1.2">
  <office:automatic-styles>
    <style:style style:name="T1" style:family="text">
      <style:text-properties fo:font-weight="bold"/>
    </style:style>
    <style:style style:name="T2" style:family="text">
      <style:text-properties fo:font-style="italic"/>
    </style:style>
    <style:style style:name="T3" style:family="text">
      <style:text-properties fo:font-weight="bold" fo:font-style="italic"/>
    </style:style>
  </office:automatic-styles>
  <office:body>
    <office:text>
      <text:p text:style-name="Normal">When was the last time we did one of those things? It’s been a while, over a year now that I think about it. Or, not actually. We tried last summer. And we’ll try again this summer. So, what will it be like this time around? Control over yourself is important. Of course, we won’t have it at all times, but we’ll try to maximize having it. So, calm down with music. It feels good, but it comes at the price of losing yourself to your emotions. What else? Oh, just get down to it, there’s no point delaying. Here’s a breakdown of what a day will look like, all throughout the summer. So all the way till the end of September. </text:p>
      <text:p text:style-name="Normal">•••</text:p>
      <text:p text:style-name="Normal">08h00: Wake up </text:p>
      <text:p text:style-name="Normal">08h00~10h00: Write</text:p>
      <text:p text:style-name="Normal">10h00~10h45: Breakfast, brush your teeth. (1)</text:p>
      <text:p text:style-name="Normal">10h45~11h15: Shower, get ready</text:p>
      <text:p text:style-name="Normal">11h15~12h30: Prepare lunch</text:p>
      <text:p text:style-name="Normal">12h30~15h00: Free time</text:p>
      <text:p text:style-name="Normal">15h00~19h00: Study</text:p>
      <text:p text:style-name="Normal">19h00~20h30: Prepare dinner or continue to study</text:p>
      <text:p text:style-name="Normal">20h30~21h00: Dinner</text:p>
      <text:p text:style-name="Normal">21h00~22h00: Downtime, the phone must be shut down</text:p>
      <text:p text:style-name="Normal">22h00: Sleep</text:p>
      <text:p text:style-name="Normal">(1) The phone isn't allowed unless Momosuzu Nene is streaming. This time is to be used to tinker with your thinking, to allow your heart to express itself as best as possible.</text:p>
      <text:p text:style-name="Normal">This schedule is effective five days of the week; a relaxed version replaces study with play on Saturdays, and Sundays are free, until the downtime. For the downtime, since we won’t be having our phone, I’ll have you write down the day, and your thoughts, effectively making this a diary. Hopefully, one that we actually stick to, all the way. In fact, to help you, let’s count down the days till summer’s end. Admittedly, it hasn’t started yet either, so consider this a warm-up. Summer starts on June 20th and ends on September 22nd, which is to say it starts in about a month and ends in another 4. Well this’ll be quite the warm-up.</text:p>
      <text:p text:style-name="Normal">Right, before we go: you will always take initiative. If no one is making lunch or dinner at the appointed times, you will take it upon yourself to make them. Failure to do that will be considered just that: failure. I expect that you will fail a lot during this time, but I also expect you to get back up on your feet every single time, and to make it through till the end. Just this once, or actually, for the second time, show me that you got some commitment in you. Show me that you have some discipline. For once in your fucking life, give me a reason to love you.</text:p>
      <text:p text:style-name="Normal"/>
      <text:p text:style-name="Normal">•••</text:p>
      <text:p text:style-name="Normal">Monday 27th May, 2024, 21:26, 118 days left</text:p>
      <text:p text:style-name="Normal">So there aren't nearly as many days as I thought. Today is the second day, technically, but that doesn't really matter. How was today? Well, I followed the routine nearly to the letter, more or less, so there's that, but that doesn't mean today was especially good. Let's start off with writing. One thing I understood today is that I'd have to consider writing different from either studying/working and playing. It fits in neither group, it's a thing of its own. I guess that's what a passion is. I didn't dislike writing today, although I did spend most of the time setting up by importing stuff or creating themes. Still, I was reminded of what writing can feel like. And it wasn't bad. At all. I could see why it could replace video games and study in my heart, but I could also see that they were different things. </text:p>
      <text:p text:style-name="Normal">I'm... curious, in our last grind, how long did we last? Because 118 days really isn't a lot in my mind. In fact, it's almost a bit too short, it makes me a bit sad that it's this short. Huh... 83 days... Not all that long after all is it... Ahem. Alright, let's do our best this time around. Especially since eras have changed <text:s text:c="1"/>again, and you seem to like spending your time getting your ass handed to you on a silver platter. Losing focus. Let's talk about the second half of today.</text:p>
      <text:p text:style-name="Normal">I started at 15h00 by fuelling my caffeine addiction. It seems I need coffee to function after lunch. Also, lunch was late. Gotta find a way to make it earlier. Well actually no, I didn't mind it being late. Anyway after lunch I made myself a cup of coffee and started studying. And I tried. Like, I really tried. But sometimes, how can I put this, sometimes you're given tools that a caveman would reject for how outdated they were. I tried, but the tools simply refused to work. And goodness that was frustrating. I still have some things I can try, but, by God I wish we were assigned modern, actually functional tools. Why R? Why not Python which can literally do everything R does and more but without making me hate humanity for it? Why? I simply cannot comprehend why. I cannot. I do not. I'm left in awe. </text:p>
      <text:p text:style-name="Normal">Okay, so apparently there things that R can do but Python can't. I don't know what those things are, but for the sake of my own sanity, for the sake of believing that I'm not learning this language in vain, I will believe that those things exist.</text:p>
      <text:p text:style-name="Normal">To be fair though, I'm probably the genius here for using RSelenium which hasn't had a new server update in literally 5 years. I mean, I'm not left with much of a choice, but I must be very smart to still go down this path. Alright, that's enough personal information thrown around. Let's set up a Git repo to keep a single source of truth, otherwise we're going to make a serious mess with this USB stick.</text:p>
      <text:p text:style-name="Normal">Sigh... I'm not sure that's what I wanted for a first entry, but, well, at least it reflects our current state. Yeah, I guess. Today is part of our story after all. くだらない事も大事ですね。</text:p>
      <text:p text:style-name="Normal"/>
      <text:p text:style-name="Normal">•••</text:p>
      <text:p text:style-name="Normal">Tuesday 28th May, 21:42, 117 to go</text:p>
      <text:p text:style-name="Normal">Today didn't go well, really. Ah, I thought about this sentence since last night so let me write it down: </text:p>
      <text:p text:style-name="Normal">Today began the same way yesterday ended: with a bout of panic. I wasn't thinking of anything in particular as I was trying to fall asleep, and all of a sudden, out of nowhere I got a bout of panic. “What am I doing?”, “We haven't accomplished anything”, “There's so much to do”, “There's so much we have to get done”, those kinds of thoughts. Ah shit, now that I wrote this down a tiny bit of panic is starting to settle in again. But yeah, there's a lot of things that I have to do, and there's so little that I've done, that's the reason. Mostly university stuff. </text:p>
      <text:p text:style-name="Normal">It was bad enough that come morning I decided to study instead of write. In fact, it made me want to review the schedule to put more time into studying. Basically, studying instead of writing. There'll be a change. But first let me motivate it a little more.</text:p>
      <text:p text:style-name="Normal">Today's studying. That's one of the main reasons today didn't go well. The stress made me get up at 7h30, and so I decided to shower and breakfast early to spend an extra hour to study. But I might as well not have bothered. See, I didn't use my time well. By that, I mean that I failed to move forward. Java is a language I'm very much unfamiliar with, and this is my first time making a medium to large scale project with it, so I got bogged down right away. And kept on getting bogged down. All morning long, all day long. But, it wasn't all a waste. See, I learned that I need to be very patient in unknown environments, and that I have to think smartly. I can't just rush in trying to do this or that, it'll just end in frustration and disappointment. I have to do what I can do until I can do what I want to do. And that requires patience and focus. Focus on the subject at hand, not letting my thoughts move some place else. </text:p>
      <text:p text:style-name="Normal">So, in the morning I'll alternate between writing and Leetcode. I've done it a few times before, starting the day with Leetcode. The focus on the problem at hand, the computation, I believe those are improvements my software badly need. I've felt them before, I know what focus feels like. And I want to be able to focus. Truly focus.</text:p>
      <text:p text:style-name="Normal">So that's today, I guess. I wish to become who I want to be. I hope that today, I got a step closer to him, whoever he is. Whoever you are, dear self, I hope I love you. I wonder, do you love me? Well, I don't expect you to, I still believe I'm not worthy of self-love yet. I don't love myself yet. But, I'd be a liar if I said that I didn't notice my feelings towards myself. They're evolving. I think they're becoming more intense, for better or for worse. Still, I wonder... In the future, you're probably the type who loves even their past selves, but, it's almost like I don't want to be loved. Not by you, not yet. Not yet. Still too many flaws, too much that is wrong. Too much that needs to change. I think we've talked enough for today. See you tomorrow then, although I already know I won't be able to follow schedule tomorrow, since I'll have to go to uni and some other places. Hey, see you, alright?</text:p>
      <text:p text:style-name="Normal"/>
      <text:p text:style-name="Normal">•••</text:p>
      <text:p text:style-name="Normal">Wednesday 29th May, 21h45, 116 days left</text:p>
      <text:p text:style-name="Normal">What to say of today... Well, it's not just today, if you add up yesterday, and the day before, that makes it three sound defeats in a row. Today, it was coding again. But it was different. It was in something I was comfortable with, something I had experience in. It was a project that is almost finished, I just needed to add some things the likes of which I've already done many times over. And lo and behold, this time around, it doesn't work. And you know what the best part is? I don't understand why. I was rather tired too, so despite my best efforts, I just didn't have enough time to solve the issue, and, well, I'll have to leave it to future me. To tomorrow me, I think. It sucks to lose, especially to myself, but I've decided that whoever I'm going to become, it's going to be someone who stares defeat in the eye and fights back. I will be back, tomorrow, and I will solve this problem. </text:p>
      <text:p text:style-name="Normal">On a more positive note, I also had more control over myself today, in social interactions. I didn't just go with the flow and let the circumstances tell me what I should do. It's a good start, but of course, I want more. </text:p>
      <text:p text:style-name="Normal">This is a very self-centric era, in my lifetime. It's probably necessary. In any case, the me I want to become, a me I love is a crucial piece in the big puzzle that is happiness. That's what I believe. The other very important pieces are someones I love and love me back (who aren't me) and meaningfulness in life. For others, the latter usually comes in the form of children, theirs, but to me that's kind of a... How do I put this? Not a snake that bites its tail, but more like... Pushing the responsibility further down. What I mean by that is that a child is a big ball of potential, what's more, one that their parents usually love. So the parents tend to want to make their children happy and develop to their full potential. And see, that's my problem: potential for what? What for, exactly? Their potential to repeat this cycle? My answer is no. To most people, their lives' meaningfulness will be given by their children. To me, it's TCTW. Or rather, it's the objective that I aim to achieve with TCTW: happiness, for all. Well, that's the ultimate goal, TCTW can only provide, um, let's say, an example, it's like exposing my roadmap to the world. TCTW will be nothing more than a story of how I... How I achieve happiness... it's very strange. I'm already convinced I'll achieve happiness. For all I know that could be in fifty years, or even never happen at all. But, I'm familiar with this ghost sense of conviction. we've had it in the past, the conviction that we can never lose. It's the same as now: it's not a passionate conviction, it's a cold-hearted one. Like it's a matter of fact that I will be happy. I'm stating it as though I were saying that it was sunny yesterday. With the exact same conviction. I wonder where it comes from.</text:p>
      <text:p text:style-name="Normal">Oh well. In any case, yes, I am convinced I will be happy, and, actually, about TCTW. It's more like it's my piece of the puzzle to the great puzzle of the universe. That's the image I've had for it for the longest time. Like, it will be a piece that will allow others to place theirs. So, really, TCTW is not for me. Well, it is, in that I will probably feel a great sense of achievement if it works, but per se, it's for others. For, well, no one in particular, for whoever it's meant to be. Well, I guess that's my rambling for today. See you tomorrow then, dear self, and you, dear reader, see you right away. I really like to say 'well'. I should cut down on it. Roger that. See you.</text:p>
      <text:p text:style-name="Normal"/>
      <text:p text:style-name="Normal">•••</text:p>
      <text:p text:style-name="Normal">Thursday 30th May, 21:36, 115 days until summer ends</text:p>
      <text:p text:style-name="Normal">Yo. Been a while. For us it's only been a day, but I guess when stuff happens it feels longer. For you reader, no time has passed, and I think you should be jealous. But that's up to you, and you probably won't be. So how was today? Not bad, for a change. I'm not sticking to the schedule like I've got a broom up my ass, but that might be a good thing. Basically, I'm making it flexible, I'm modifying it to fit my day. Although it's not entirely a good thing either, just this afternoon I did start studying later than I should have, but that's more of a me issue than a flexibility one. So what stuff happened? Tell me.</text:p>
      <text:p text:style-name="Normal">The morning started with Leetcode, and with a failure to solve a problem. The very simple Longest substring without repeating character one. It's simple, but it's not easy. The bruteforce failed, and I didn't try to make it work. I was always the type to like elegant solutions anyway. Except mine didn't work. It doesn't. Not yet. Just, not yet. </text:p>
      <text:p text:style-name="Normal">By the way, I should mention that I hesitated before modifying the schedule this morning to accommodate for stuff. At some point I thought I should have just stuck to my guns and had been wrong, but turns out I did well to adapt. And then the day proceeded normally, and when the time came to study, I did. And for once, for a change, I managed to do everything I set out for the day. What a nice change. It's a small victory, but damn victory tastes sweet. Especially when it's seasoned with three days of consecutive defeat. Turns out yesterday's problem was due to me going in autopilot, turns out the logic that I needed to implement was a tad different from the things I'd already done. </text:p>
      <text:p text:style-name="Normal">Also, starting yesterday I'd stopped taking coffee after lunch: I finish lunch too late, so I struggled to sleep at night. Anything else I have to say? </text:p>
      <text:p text:style-name="Normal">Regarding today?</text:p>
      <text:p text:style-name="Normal">Hm.</text:p>
      <text:p text:style-name="Normal">... No, I think that's it.</text:p>
      <text:p text:style-name="Normal">Hm.</text:p>
      <text:p text:style-name="Normal">Do we have anything else we want to talk about? Ah, yes actually. This morning I basically decided that I wasn't feeling like writing, that's why I went to Leetcode. I wonder about tomorrow. Well, even if we don't feel like writing, we'll still write. Yup. </text:p>
      <text:p text:style-name="Normal">I have some objectives I need to accomplish after all. And some people I want to defeat. In fact, I so happen to have a whole universe I want to best. There's no particular reason why, I just think it's fun to go all out, and I think it'd be fun to duke it out with the best creators out there, now, before, and in the future. Anywhere and everywhere. So I listen to artists, artists I think are skilled. And I want to challenge them. </text:p>
      <text:p text:style-name="Normal">One day, we'll be in the middle of summer. In the dead heat of summer. I will be writing '60 days left' or something like that. Will I enjoy it? Will I think of Orangestar, N-buna, Ayase? Yeah, I'll probably be listening to their songs. And the upcoming generation. Suisei, Yuika, Rokudenashi, Dazbee. Well, some of them are arguably of the current generation. Whatever. I just want to fight everyone, all at once. And go wild, with everything I've got. To be honest, I'm not looking to have fun fighting, I want to dominate. A show of overwhelming force.</text:p>
      <text:p text:style-name="Normal">But you know, that might very well change in the future. It's definitely a part of me that I don't see any need to keep. I don't see any need to eliminate it yet, but maybe sometime in the future I will. And if such a time ever comes, I will eliminate it. </text:p>
      <text:p text:style-name="Normal">You know, I thought this earlier, but we could ramble on for a long time, if we just chose to. So let's choose not to. That's enough talking for today. How strange, you may never know my name, but at this rate you'll know me better than anyone who isn't me, reader. But even if you did know my name, it would be irrelevant. After all, it really doesn't matter who I am. Not to you, and not to me. To you, I don't know what part of me matters, maybe nothing, and if there were anything it really shouldn't be my identity, but to me, it's what I do with my life that matters, not who I am.</text:p>
      <text:p text:style-name="Normal"/>
      <text:p text:style-name="Normal">•••</text:p>
      <text:p text:style-name="Normal">Friday 31st March, 21:48, 114 days left</text:p>
      <text:p text:style-name="Normal">What shall we start with? Let's begin with the beginning, and let's put this word in this file for the first time: the nightfront. <text:s text:c="1"/>There haven't been attacks for a while, so as my dear self may guess, the problem is me. See, we've been doing relatively well lately. Even accounting for all the defeats, we are growing. And in my mind, that means becoming stronger. In all senses of the word. And in my dreams, I am stronger than I've ever been, more consistently than ever. But I am still far from my ideal, and the nightfront is perfect for showing me that. Nightmares in particular, and dreams in general are excellent for showing us who we truly are. Not through analyses or interpretations or whatnot, it's much more straightforward: dreams—and nightmares in particular— put us in extreme situations. tell me, what would you do if you were faced with someone repeatedly stabbing you with a knife? Would you be able to stick to your ideals and hug the man stabbing you, or would the fear of death consume you and make you fight back and kill the man before dying yourself? Nightmares give you the answer. They gave me mine. But that is far in the past, that was two years ago, not that long after the nightfront began. As I've said, I'm much stronger now, and more importantly, lately I've been fighting a lot more than usual. Sometimes because I'm a soldier, sometimes because I'm provoked, but I fight. And because I've grown stronger, I win. And the problem is, my victories involve the brutal beatdown or even massacre of my opponents. When the fight is between me and another fighter, killing feels natural, and I accept it. I have a harder time accepting it when it's just me losing my temper, and butchering whoever I have on hand. I don't want you to lose your temper, ever. I want you to control your emotions. We'll also need awareness, but, well, that's a beast that's been eluding us more for as long as we've wanted it. </text:p>
      <text:p text:style-name="Normal">Writing this made me realize that I completely forgot about my ideal to never kill, and always try to resolve situations peacefully. You killed without remorse, even feeling proud for how far you'd come. One more thing that needs to change. </text:p>
      <text:p text:style-name="Normal">I'm getting tired, so let's talk about the other important thing I should talk about. Hm, maybe not important, but it's something that happened. I do hope that it was important, though. For some circumstances, I was out and about today, and on my way to somewhere, a young guy around my age stopped me. He tried to sell me socks. Let's be more precise, he wanted to exchange socks for anything <text:s text:c="1"/>I wanted give him. He claimed that he was from... Should I doxx myself? To a degree, yes. Your identity doesn't matter anyway. He claimed to be from Naples, and that he'd moved here with his younger brothers and sisters. He said that he wanted to earn money honestly instead of doing other things, in order to feed his younger brothers and sisters. He asked me if I could give him anything, not for himself, but for his younger siblings. He would go on to repeat that many times. Thing was, I only had a credit card, and there was nowhere to withdraw money. Plus, I really didn't want to withdraw money just to give it to him, I'm not exactly rich myself. Anyway, I was out on an errand and needed to go somewhere, and when I told him that i would do the errand quickly and come back, he pleaded me to withdraw money first or something. In all likelihood he believed that I was just trying to make a quick getaway. I wasn't, but I see why he'd think that. Anyone would, that's the state people's faith in humanity is in currently. </text:p>
      <text:p text:style-name="Normal">One thing I failed to mention so far: I <text:s text:c="1"/>don't think he was being very honest with me. He was very pushy with his story, he was appealing to my sense of pity as best he could, mentioning his younger siblings every other sentence. But I'm the kind of person who has trouble saying no, and I'm the type to help those who ask me for help anyway, so he had an easy target on his hands, although he either didn't know that or didn't take it for granted. </text:p>
      <text:p text:style-name="Normal">So anyway, maybe to test my honesty, he proposed to accompany me to where I needed to do my errand. I did tell him it was close by, after all. And thing is, it was. So we went there. At that point he probably realised I wasn't lying, but I didn't know how long my errand would actually really take, I just assumed it wouldn't take long. So he pleaded with me one last time to give him something. Actually, wait, he probably still thought I was lying, and I just planned on making my errand last as long as possible to get rid of him. Something tells me that him subconsciously projecting himself onto me was what happened, but I can't make that assumption. </text:p>
      <text:p text:style-name="Normal">But you know what? There was a supermarket just steps away from where we were, so I proposed to buy him some of the stuff he needed back home. He'd told me that he didn't have a father anymore, and he was providing for his siblings. I was also considering what to buy him, since he left that choice to me, and I wondered whether things that would expire shortly or things that needed to be in the fridge were fine. So I asked him where his siblings where, whether they lived here on back in Naples. He fumbled quite a bit, and eventually answered that they all lived here. So I thought rice would be a good choice, or pasta, but he said sweet things and snacks would be more appreciated, so we spent some time choosing some. Well, really, I spent time asking him what he wanted, and he spent time telling me I should choose. In the end he chose some stuff. One was a box of Kinder... um, cupcakes-looking things, and the other I don't remember. He also picked some pasta, but when I told him that more than those three things wouldn't do my wallet much good (reminder: I <text:span text:style-name="T1">really </text:span>am not rich), he put the pasta back on the shelf and asked me if he could buy some stuff to cook instead. He didn't exactly have trouble convincing me, and since the pasta really didn't cost much, I told him to take it back, but he didn't.</text:p>
      <text:p text:style-name="Normal">So we went to the frozen food department, where he wanted to buy some sausages. But when we got there, he saw some chicken nuggets, and he wanted those instead. Good for me, since they costed half as much as the sausages too, and he seemed to really want them, because I still proposed to buy him the sausages instead but he declined, saying that it would be better for me if he chose the nuggets. At the very end, he also got a can of Coca Cola, but just one. When we got to the cashier, I asked for a bag, but he didn't put the can of coke in the bag, and instead carried it by hand. And then we went our separate ways, and he never gave me socks. Not that I would have accepted them anyway, I did this whole thing for myself. Or at least, that's what I tell myself. I wonder what the truth is. I want the truth to be that I'm just a kind soul, but I wonder about that... I'm more inclined to believe that I did this because that's what the ideal me would have done. </text:p>
      <text:p text:style-name="Normal">You know, I believe that he was lying to me about having siblings he needed to feed, but, well, I had many reasons why I don't really regret buying him some groceries. The simplest is that it's a lot more tangible than giving him money. The next one is that I tend to help those who ask me. Then, there's the story of the siblings. On the off-chance they did exist, on the off-chance his story has more truth than lies, then he would have something nice to give them, when he arrives home. Finally, there's the fact that he needed help. Whether the story he told me was a lie or not, the fact that he told it to me definitely isn't, and the fact that he needed those groceries most likely isn't either, whether for himself, or for a group of people. I hope he liked the stuff I bought him. If he did, then that would excuse any lie he told me. Although, I really wish people will be honest with me next time.</text:p>
      <text:p text:style-name="Normal">Well that was a long story. Let's close this off with one last thing that came to mind just now: the way I tell stories is different from the way I write them. When I tell a story, like I did just now, I'm not careful about the grammar, the syntax or whatnot. My only goal is to convey the story. That's a habit I got from the times I wrote a dream journal. Those things were massive, each dream took upwards of four hours to write down, because I tried to tell everything that happened in them (my objective was lucid dreaming) and because I was also using them to train my writing. But because they took a shit ton of time regardless of whether I was careful with my writing or not, I wound up not being careful with my writing, when telling a story. It's a different story when I'm writing a story. </text:p>
      <text:p text:style-name="Normal">When I write a story, I want to do more than just convey it: I want it to convey it as best I can. I want to make it a story I like. So I'm careful. Very. One paragraph a day if I'm lucky, kind of careful. One that hopefully I don't end up discarding at some point in the future. Spoiler: most of them end up being discarded, because I rewrite the story from scratch. Well, not entirely from scratch, but I want to improve the prose. So yeah, that was a super long entry today. <text:s text:c="1"/>Damn, it's getting extra late. One hour and a half to write all this, and I wasn't even being careful about my writing, see what I mean? And dreams are worse, because they usually have at least three episodes per night, with at least one of them being a nightmare during the heydays of the nightfront. 'Twas bad. My record was five nightmares in one night by the way. Quite something, hey? Well, it was four nightmares and one attack, actually, or something similar. Oh well, let me enjoy not being in the heydays of the nightfront now, and having a relatively very peaceful night, although I'm still stuck wherever they took me when this all began. Whatever. The objective always was to break out. And on that, see you!</text:p>
      <text:p text:style-name="Normal"/>
      <text:p text:style-name="Normal">•••</text:p>
      <text:p text:style-name="Normal">Saturday 1st June, 22:54, 113 days to go</text:p>
      <text:p text:style-name="Normal">I'm in a bit of a hurry. Despite it being so late. But it's an artificial haste, one I've created for myself, an illusion that only exists in my head. Okay, not so much because as though they were reading what I was writing, my friends pinged me on Discord. It's something I never talk about, but I should: sometimes I like to spend the night on Discord, playing games with friends. So yes, as surprising as this may sound, I do have friends. This side of me is exclusive to myself, that's why I still have friends, if you were wondering. </text:p>
      <text:p text:style-name="Normal">Let's not let this artificial feeling get to us. Control ourselves. Now, always. Especially later. I want you to maintain control of yourself. I'll try.</text:p>
      <text:p text:style-name="Normal">Did you know? Tonight I dreamt of giving life. I realize that it's something I never talked about anywhere, since it's part of TCTW too, but I want to be a phoenix. And in yesternight's dream, while I still fought, for the first time, I also did the opposite of killing: I gave my flames to two who had died, and they came back to life. It was a strange thing, because they were enclosed in a sort of prison, and I... Actually, let me be a lot more precise: it wasn't me. It was like a third person view of someone, a woman, a girl <text:s text:c="1"/>who did this. The reason I speak as though it were me is because things unfolded as I wished them to, as though I were the one in control, as though I were her. And there was a warden, who didn't want the flame to go into the prison. In fact, with... 'my' first attempt of sending the flame forward, it was engulfed in darkness and extinguished. So I made the next two flames stronger. And they came back to life. Their bodies were regenerated, but I will stress that the bodies were different from what they originally were. I'm not sure how to put it, in fact to be honest I don't remember well, but it's like they were covered in sort of yellow feathers? I really don't remember well. And that's the first of that. </text:p>
      <text:p text:style-name="Normal">What else? Well, let's hurry, my friends are thinking I made a faux plan. Tomorrow is free anyway, so let's spend the night on Discord, like the old days. Not especially happy, but it's not all that bad either. Let's also push this on Git, I was on Windows earlier and I realized I couldn't continue this diary there. Got it, let's do that.</text:p>
      <text:p text:style-name="Normal"/>
      <text:p text:style-name="Normal">•••</text:p>
      <text:p text:style-name="Normal">Sunday 2nd June, 22:50, 112 days more</text:p>
      <text:p text:style-name="Normal">Courtesy of yesterday, I'm tired. But, let's set the mood for tomorrow. The Beast by Mabanua, feat COMA-CHI. So let me tell you about yesterday: just as we'd expected, we spent the night on Discord. We played Warzone until 6am, however, it wasn't quite like all those unholy sessions of the past where our brain would just melt. This time around, we played rather better. I realized it a couple times during the Discord call, but I had control over myself. And apparently, my self control seeped beyond myself and went into the others' heads: while discussing the project in another call late this afternoon, my friend told me that yesternight was an unusually good night for Warzone: on top of the victory we'd earned together, they won another victory after I went to sleep. He told me that normally they'd be spending their time getting their asses kicked, mostly because they weren't very attentive when playing. </text:p>
      <text:p text:style-name="Normal">I didn't foresee that at all. So influence can be this direct too, I'll keep that in mind. Ah, I didn't mention it at all but you might have guessed this by now: I like giving it my all, in something, in anything. So I tried to do that yesterday too. I love the idea of going all out for something, of using everything I've got, everything I've earned, everything I've become. I love it, because I think it's the epitome of fun. I believe there's nothing more fun than pouring my soul into something, and duking it out with others in the process. In fact, I believe that it's when competing with others we can give it our utmost. I have other beliefs that somewhat contradict this last sentence, but now's not the time. Right, what I meant to say is that true fun is fighting someone who brings out all of the potential that I might not even know I had. </text:p>
      <text:p text:style-name="Normal">Oh... So that's why you wanted to 'fight' with all those artists. So that's the true reason. </text:p>
      <text:p text:style-name="Normal">Here's another topic: recently I saw a video about how the left and right brain, when separated, can act like two different people being in the same body. One of my main takeaways from that video was how the left brain, which would be us, would try to rationalize, to excuse the actions of the right brain, which is not us (well, it is, but it isn't). And I started to notice that pattern in my everyday life: when I forget why I do something, my brain just comes up with a reason, which may or may not be the original reason. That's what happened with the previous entry: now I remember that the reason I want to fight others is to have fun, not to dominate. I'd just forgotten back there, and so I came up with a plausible excuse. I'd failed to notice it, but I'd let myself get carried away by my emotions, and I'd failed to notice because it was a very subtle thing, because I believed I was in control.</text:p>
      <text:p text:style-name="Normal">So we can conclude from that that true control feels neutral. Or in other words, it doesn't feel like anything. Yup, it's this sort of emptiness we're feeling right now I think. Yeah, I feel my emotions swaying my choices, influencing them. Complete control isn't good for us, what with our wanting to be a writer. We need emotions too. So we need balance. The right amount of control. Although I can definitely see why you'd want true, complete control over yourself sometimes. That's fine.</text:p>
      <text:p text:style-name="Normal">Alright, that's enough for today. Let's end this with a fun fact.</text:p>
      <text:p text:style-name="Normal">Fun fact: I don't remember much from yesternight's dream, which is usually the case when I only sleep for a few hours, but one thing I decided that I absolutely needed to write down for today, was that in my dream, I hit a blunt. Yup. That's it. That's the fun fact.</text:p>
      <text:p text:style-name="Normal">Alright, here's another fun fact: I've never done any sort of drug in my life, except for alcohol and caffeine, so I don't actually know how hitting a blunt feels like. I heard it was supposed to be super relaxing, but in my dream it caused me to be in a state that I can only describe as instantaneous intoxication. Like I'd somehow ingested ten shots of rum with that one puff kind of intoxication. 'Twas terrible. And I was also frantically helping hide everything from the police. That did not help the experience. </text:p>
      <text:p text:style-name="Normal">Anyway, that's all for now. See you </text:p>
      <text:p text:style-name="Normal"/>
      <text:p text:style-name="Normal">•••</text:p>
      <text:p text:style-name="Normal">Monday 3rd June, 21:55, 111 days left</text:p>
      <text:p text:style-name="Normal">The end result is failure, the reasons are many, and the main culprits are complacency and weakness. You will fight to observe your own rules. You will fight yourself to earn your freedom, to grow strong. You've been taking the easy way, and you foolishly believed it would lead you where you wanted. No, no, where we want to go, as far as we know, no man has been. And if you want to go where no man has ever been, you will have to do what no man has ever done. You've long since forgotten, but let me remind: you pledged to sacrifice yourself to yourself. Where is that sacrifice? Where is the blood? Where is the suffering? You've been avoiding it. You've been avoiding conflicts with yourself. You've allowed your body, your sensations to rule you. That is not how it should be. You are the one who must rule. This is your body, not the other way around. You aren't a slave to your body, your body must be your tool. Fight yourself. Overcome yourself. Find freedom. Find strength. Only then will you acknowledge that you've reached your objective. Fight yourself. Overcome yourself. For your own sake.</text:p>
      <text:p text:style-name="Normal"/>
      <text:p text:style-name="Normal">•••</text:p>
      <text:p text:style-name="Normal">Tuesday 4th June, 21:36, 110 days</text:p>
      <text:p text:style-name="Normal">I do not have much to say. In fact, it's best I don't say much, it just makes me more complacent. Let's talk about what we should talk about: concentration. I do not know why, but today I failed to focus properly. It goes deeper: I'm not even sure I tried to focus properly. I mean, I tried, somewhat, but, it's like I forget immediately. I'm not sure what the causes were. But now that we have hindsight on our side, if we can't figure out the causes, at least we can think up ways to counteract that. There's really only one good way I can think of, and it ties directly to something else I wanted to talk about. And as usual, let me be a little theatrical about it.</text:p>
      <text:p text:style-name="Normal">Martial arts have existed for a long time, probably for at least two millennia. At their core, they answer a simple question: how do I fight? The popularity of combat sports today—as well as in the past—is an undeniable proof that martial arts are, in fact, effective. In other words, they work. To be more precise, some of them do, while others require... cooperation from the opponent. But those that do allow the practitioner to defeat opponents that might well be physically superior to them. And that is possible thanks to techniques. The way one throws a punch, the was one throws a person, the way one kicks, the way one grapples and takes the opponent down, the submission holds, the form to have when striking, the guard... Basically, the way one uses one's body to fight. So with this as a background, this one started thinking: could the same not apply to thinking? What if there were thinking techniques such that one might outdo someone who is otherwise more intelligent than oneself? </text:p>
      <text:p text:style-name="Normal">This one likes using extremes to quickly decide if something is sound: if two people were asked to solve a complex problem, and one of them was very bright but had very bad technique, while the other was dull, but applied thinking techniques to solve the problem, which one of them would solve it first? Of course, there are too many variables to actually answer this question, but I like to think that the one with technique will be at worst as slow as the one without. </text:p>
      <text:p text:style-name="Normal">Based on the parallel with martial arts, you'd think that thinking techniques would be varied and many, and now that I think about it, that sounds about right. But in my case, I've only got around three techniques to speak of, with one of them being a generalization of one of the others: the first technique is specific to problem solving. It consists of two steps: the first is to break down a problem into the smallest pieces it can be broken down into, and the second is to throw solutions at each small problem until a satisfying one is found. </text:p>
      <text:p text:style-name="Normal">You might say that that's completely natural, that that's how everyone does it, that that's how everyone has always done it. And you'd be wrong. By the simplicity of the technique, yes, you'd think that, anyone would think that, but if you've tried being a human for any given amount of time, you might have realized that humans often aren't very smart. Very often, they're just plain stupid, and that's because intelligence isn't constant. Some are stupid more frequently than others, but everyone has their brain farts, even the greatest geniuses in history. Often, while it is logical to break down a problem into smaller chunks, we just don't do it, and instead spend our time getting frustrated at how unsolvable it seemingly is. I think we're all familiar with that feeling.</text:p>
      <text:p text:style-name="Normal">So for that reason, I proposed this technique. Let me explain it further: the goal is to solve a problem, and to do so, one must identify the smaller problems that make it up. Then, for each smaller problem, one must identify the smaller problems that make it up. Proceed until no smaller problem is found. Now, it's time to solve each of the smallest problems. To do that, we use a subtechnique that I like to call 'throw enough shit at the wall and some of it is gonna stick' (credits to TheMightyJingles for the name); since these techniques are made so anyone can use them at any time (in despite of how braindead one might be at any given point), all it requires to do is for one to think up anything that might be a solution. After that, well, let me illustrate how this can go: say the base problem is how to cook pancakes, and you're currently on your twenty-fifth shot of rum. Now, how can you cook pancakes? You might think that you could put it under the sun, so the sun may cook it for you. But you'll find that where you are the sun isn't all that hot, especially since it's night. That means that you need something hotter. Fire is pretty hot. So you put the pancake under your lighter. But it's too hot! The pancake is gonna burn. Then what about putting the pancake on top of something, and put the something over the fire. Sounds like a plan, so you find a flat rock and put the pancake on top of it, and hold it with one hand while you hold the lighter under it. But that's not hot enough now. So you decide to burn some paper and wood and hold the rock above the fire. Yup that's hotter. Wait, your hand's getting a bit too hot too. Ok that's way too hot fuck fuck fuck, let's use something else to hold the pancake. Then what about a frying pan? Oh, nice, yeah, damn you're smart. Yeah let's use a frying pan. Yeah, that's more like it. Yeah, now you're cooking, you're cooking up some real heat. And just like that, congratulations! You just made your drunk ass a real nice pancake with an even nicer fire to boot!</text:p>
      <text:p text:style-name="Normal">Okay so I was fooling around in this story, but did you notice what happened? First, you propose a solution, whichever it is doesn't matter. Then, you figure out why that solution didn't work, and using that, you propose an improvement or another solution that sounds better. It's something like gradient descent. Your start may be nowhere close to a good solution, but if you keep on improving upon it, eventually you'll get somewhere. </text:p>
      <text:p text:style-name="Normal">So those are the two steps, break down the problem, and propose solutions. And because of these two steps, I call this technique “break down and throw shit at the wall.” A memorable name, in my humble opinion. </text:p>
      <text:p text:style-name="Normal">Wow, this is getting a lot longer than I'd anticipated. The thing with this technique is that in my experience, applying it is actually hard. I started classifying it as an advanced technique, because it builds on top of a very basic technique that I am approximately ten thousand years away from mastering, and that is observation: I rarely observe my own thoughts or my surroundings, most often I just go with the flow, get carried by the moment, and so when there is a problem I have to tackle, I don't tackle it with this technique. I just try whatever, until whatever works. And sometimes it very much doesn't work. </text:p>
      <text:p text:style-name="Normal">As I said, there's a technique that's a generalization of this advanced one, to a scope greater than problem solving, but I won't write much about it, I've written a lot already. And, actually, the steps are the same. </text:p>
      <text:p text:style-name="Normal">The objective of this generalized technique is to figure out the best move, always. Did I say always? Let me correct myself: <text:span text:style-name="T1">always</text:span>. The quality of a move is determined first and foremost by an objective we want to accomplish, without that 'best' doesn't even make sense. Of course, it also requires the possibility of other moves. I have some objectives I want to achieve in life, and so I transform them into the problems: how do I achieve this or that objective? At that point you can apply the technique of breaking down and throwing shit at the wall. Of course, it's not restricted to things as big as a life objective. It can be used on any type of objective: long-term, immediate, medium-term, what have you. So yeah, this generalization just requires determining an objective, translating it into a problem, and applying the problem solving technique. </text:p>
      <text:p text:style-name="Normal">That's enough lecturing for today. It's also about time you did as you said, so show me how you apply these techniques. There are many more that came to mind, but let's stick to these for the moment. And on that, see you.</text:p>
      <text:p text:style-name="Normal">I really hate it when you're trying to teach things to others. I'm not sure why I hate it, but I do. It's like, you're condescending, or rather, are you even in a position to teach others about anything? That's why you want TCTW to be nothing more than an example, how one has lived, you don't want it to be a lesson, fuck no, fuck that. But it's like... I don't know, I just think you're not worthy of teaching, at the very least not yet. Still too young, still too many mistakes. It's a natural and very human instinct to teach others, but do try to keep it in check. “I do not have much to say,” yeah, that aged well.</text:p>
      <text:p text:style-name="Normal"/>
      <text:p text:style-name="Normal">•••</text:p>
      <text:p text:style-name="Normal">Wednesday 5th June, 21:53, 109 days left</text:p>
      <text:p text:style-name="Normal">Today wasn't a good day. It wasn't a horrible day, but it's more of a typical bad day where all you manage to do is fail your expectations. I think yesterday started the same, more or less. This morning, I wrote down all of one paragraph, and I think I'm going to erase it the next time I write. Then, I got stuck for hours upon hours with a problem that I never even saw coming, for how trivial it seemed. It's ironic, that the day after I describe a thinking technique, I utterly fail to apply it. Today I failed to determine whether an integer is in an array, in Java. Well, that's just gonna make me look stupider than I really am. To be more accurate, I was unable to overcome Java's inner mechanics. “While this randomly generated integer is in this given array, randomly generate this integer again.” That's what I failed to implement. I should throw away my pride and write down the smaller problems. Or recognize the limits of my mind, and accept that sometimes getting help is better. </text:p>
      <text:p text:style-name="Normal">Why is it that my brain is working poorly today too? Or is it me? Is my brain functioning normally but I've convinced myself it's suboptimal? </text:p>
      <text:p text:style-name="Normal">But, today wasn't a complete waste. Today, I realised that the strength I seek lies beyond reason. It lies beyond any reasoning, any excuse, or any logic. The strength I seek is the strength to do, regardless of the universe. Let's go to sleep now.</text:p>
      <text:p text:style-name="Normal"/>
      <text:p text:style-name="Normal">•••</text:p>
      <text:p text:style-name="Normal">Thursday 6th June, 22:28, 108 days left</text:p>
      <text:p text:style-name="Normal">I'm very tired, right now. Today, I walked a lot more than I'd bargained for. I'd bargained for 40 minutes, but Maps ended up betraying me. I don't know how long I actually walked for. Quite a while though. It's hard, trying to be strong. It's a messy affair, but I'm training it. It's been a while since I thought of this phrase: everything is a skill, everything can be trained. I guess that making decisions beyond reason too must be a skill, at least to some extent. But I'm tired today, so let's end this here. Good night, me. Have a good rest of your day, you.</text:p>
      <text:p text:style-name="Normal"/>
      <text:p text:style-name="Normal">•••</text:p>
      <text:p text:style-name="Normal">Friday 7th June, 21:48, 107 days left</text:p>
      <text:p text:style-name="Normal">Not sure how to feel about today. It was neither bad nor good. It was average. If we were to have an average day, it would be today, more or less. Everything went more or less well, but nothing out of the ordinary. I don't feel bad about it since nothing bad happened, but I can't feel good about it either because I haven't done anything to feel good about. Am I being too strict on myself? Or am I right to not be content with something less than great? Which is the right answer, I wonder... The definition of right depends on what my objective is. My ultimate objective is happiness. Which should I choose? Truth is, regardless of the answer, I wanted more from myself. Deep down, I kinda regret not giving more. I want more. I want more from you. I want more from you. </text:p>
      <text:p text:style-name="Normal">And yet should we relativize things? All things considered, today wasn't bad at all.</text:p>
      <text:p text:style-name="Normal">I do not know. I do not know whether I should be content with what I've done today or not. “I haven't done anything to feel good about,” is that really true? You felt you wrote well this morning. Not as well as the time before last, but it definitely didn't feel like wasted time. Then you stuck to your principles, to a higher degree than any other day before Monday. And you studied well, staying aware of how much rest you were taking and trying to recall your attention to the subject at hand as much as possible. Today, you tried, and that's commendable. I must be fair towards you, and in all fairness, I will not expect from you more than what you've given today. You did well. Your entire life considered, you did well.</text:p>
      <text:p text:style-name="Normal">Now, I know you wish to up your standards, and trust me, so do I, but be patient. First, you must set today as the true average, as the true standard. You must make what you did today into a habit. Once that is done, and only once that is done, we can up our standards and ask for more. You've shot for the Moon without any momentum in the past, and you know how well that went. This time around, in these 107 days that remain, we will be patient. We will bide our time, until we can hunt for prey greater than we could ever imagine, until we can hunt for the self we've always wanted. We must remain patient, for our own sake. We must be patient, and make today into a habit. We must be patient, until we don't have to be anymore. You now know what we have to do. Tomorrow, show me that you haven't forgotten these words.</text:p>
      <text:p text:style-name="Normal"/>
      <text:p text:style-name="Normal">•••</text:p>
      <text:p text:style-name="Normal">Saturday 8th June, 07:00, 12 days in, 106 left</text:p>
      <text:p text:style-name="Normal">Yo. Came here half to brag, half to talk, very quickly. Yesterday we talked about consistency, about creating a habit. That same night, we thought about something else: miraculous play. What if all of a sudden, out of nowhere, we were to play such good moves with such consistency that it would become our norm. What if we were to jump to the Moon out of nowhere. We're six months into the year of the dragon, and still I see no signs of a dragon rising. It's about time we make a miracle happen. It's not about impatience, this one's about willpower. No ifs, no buts will get in my way. In fact, I will specifically identify them, and crush them. That is the strength that I seek. No excuse, no justification will stop me from doing what I have to do.</text:p>
      <text:p text:style-name="Normal">Of course, thanks to a certain gaming white lion who walks 10km a day, I know one thing: it's hard to start, but once you're used to it, it's no big deal; it's just a habit. So this miracle can be achieved this way: show some god-mothering willpower, and show it for long enough that it becomes a habit. We'll talk later.</text:p>
      <text:p text:style-name="Normal">23:07</text:p>
      <text:p text:style-name="Normal">Things did not go as well as I'd intended. Not that they went badly. Gaming white lion got a new costume today, and it's super cool. But putting that aside, I wish to fight harder, against the ifs and buts that get in my way. The first step is to recognize them when they come, the second is to eradicate them with all I've got. Tomorrow, I wish to wake up early and play FFXIV. For no reason in particular other than I'd day-dreamt of that for two weeks now, while doing exercises on Leetcode. It's about time I did it. Meaning we'll have to download it first. Which...</text:p>
      <text:p text:style-name="Normal">My approach is too extreme. How strange, that my heart is half-assing its answers like this. I rely on it to tell me if something's an excuse, but it's telling me that it doesn't like this this approach. At the same time though, it doesn't tell me which approach it likes. It's always been like this. I always have to try and let it decide. We need more conditions. Conditions under which excuses are to be ignored. Or equivalently, conditions under which they can be accepted. But they're hard to define. Very. </text:p>
      <text:p text:style-name="Normal">Eureka! Ifs and buts interrupt something: what's being interrupted? Tell me that, and then listen to your heart. Listen well, because the true answer can only be found deep, deep within. Deep beneath the lazy feelings of not wanting to do something or wanting to do something else, what does your heart say? Will it say that it's okay to accept excuses, or to get the fuck up and fight? You listen. You listen well.</text:p>
      <text:p text:style-name="Normal">I know, that's only a partial answer, but it's a start. Truth is, you'll always know the answer, you just have to find it.</text:p>
      <text:p text:style-name="Normal"/>
      <text:p text:style-name="Normal">•••</text:p>
      <text:p text:style-name="Normal">Monday 10th June, 03:05, 105 days left</text:p>
      <text:p text:style-name="Normal">My every action defines who I am, that's what I choose to believe. I lost to myself again. And I realized that the strength I seek is the strength to do what needs to be done. I will indulge just this one thought: it could be that it's not my actions that define me, but I make those actions because of who I am. And who I am has been predefined, by some higher thing, nature, God, or most probably chance. Can I change? I feel like there's a part of me that never changes, a core that's constant, no matter what I do. So I wonder if I am just part of an experiment to see whether we can change. I wonder if my life is just a senseless struggle against the impossible.</text:p>
      <text:p text:style-name="Normal">You see the lies in your own thoughts, you see how you wish to be a victim. You know that in your heart of hearts you feel and think slightly different, but the slight difference matters. It takes practice, to give one's heart a voice, one true to it. The smallest inaccuracy may be severely punished. </text:p>
      <text:p text:style-name="Normal">But now, focus on one thing alone: the strength we seek is the strength to do.</text:p>
      <text:p text:style-name="Normal">I wanted to reconcile that with doing what I wanted to do. I think what we want is the strength to do what we believe we should do.</text:p>
      <text:p text:style-name="Normal"/>
      <text:p text:style-name="Normal">The strength to do.</text:p>
      <text:p text:style-name="Normal">We aren't doing this for fun. Stick to the schedule like your life depends upon it, because while it may not, your future does. </text:p>
      <text:p text:style-name="Normal"/>
      <text:p text:style-name="Normal">•••</text:p>
      <text:p text:style-name="Normal">Monday 10th June, 22:38, 104 days left</text:p>
      <text:p text:style-name="Normal">Here's to hoping that we'll begin in earnest. Don't play around, don't lose yourself, keep your objectives in mind, focus, and work. We are still training. We still aren't worthy of anything yet. We must earn our happiness. And that's what we intend to do. That's what we'll do.</text:p>
      <text:p text:style-name="Normal"/>
      <text:p text:style-name="Normal">•••</text:p>
      <text:p text:style-name="Normal">Tuesday 11th June, 22:51, 103 days left</text:p>
      <text:p text:style-name="Normal">This thing we're doing has multiple purposes, in reality. And it feels like we're finally starting to fulfil one of them. I wanted to say that we're on a roll, but turns out it's just been two days. That still counts. But this is just the beginning. There are 103 days left, not counting whatever happens after summer ends. 'To do' is harder said than done, but we will try our damnedest. </text:p>
      <text:p text:style-name="Normal">No, it feels like we're fulfilling at least three of them. That's good. Let's keep this up.</text:p>
      <text:p text:style-name="Normal"/>
      <text:p text:style-name="Normal">•••</text:p>
      <text:p text:style-name="Normal">Wednesday 12th June, 21:35, 102 days left</text:p>
      <text:p text:style-name="Normal">But we can't allow a little success to grow into complacency. 'To do' is hard, but it's not impossible. We have a long road ahead of us, a very long one. So, I want you to focus not on the full travel, but on each step you take. Put better, worry about today, worry about now, worry about the immediate future while keeping an eye out for the long term. Don't think about the next ten thousand steps we have to make, think about the next step. That's all you have to take: the next step. Think about now, and I promise you we'll get far.</text:p>
      <text:p text:style-name="Normal">When it's nighttime, think about how to make tomorrow work. When it's morning, think about how to make today work. When the day is in full swing, make today work. Do that for as long as we need to. Let's go now.</text:p>
      <text:p text:style-name="Normal"/>
      <text:p text:style-name="Normal">•••</text:p>
      <text:p text:style-name="Normal">Thursday 13th June, 22:00, 101 days left</text:p>
      <text:p text:style-name="Normal">Bad play today, I wish to do better. Our focus is hit and miss, and we miss a lot more often than we hit. We have to train it properly. Of course, application of that training is equally important. Train like you fight, fight like you train, that says it all. </text:p>
      <text:p text:style-name="Normal">There's much to consider, but lately, I've felt like I'm starting to understand the game of life, like I'm starting to understand the rules, and how to win it. There are no rules, but there are moves that are better than others, when the goal is happiness. Finding and playing these moves is another story, but they exist, because virtually no moves have the exact same consequence. <text:s text:c="1"/>Well, it depends on the scale of the consequences we're considering, but if we consider small enough, or long term enough, none are equal.</text:p>
      <text:p text:style-name="Normal">I have no point to make, but I don't think I'm going to fall asleep anytime soon, so, well, let's do something.　Giragirafan meeting. Ok, that song does the opposite of putting me to sleep, but that's okay. It's a great song.</text:p>
      <text:p text:style-name="Normal"/>
      <text:p text:style-name="Normal">•••</text:p>
      <text:p text:style-name="Normal">Friday 14th June, 21:22, 100 days left</text:p>
      <text:p text:style-name="Normal">How are we proceeding at the 100 remaining days mark? My current emotions will cloud my judgment. I need to calm down before I can make a statement. I am not in a state to say anything objectively, and therefore need to calm down. </text:p>
      <text:p text:style-name="Normal">Honestly, I want more from you. The way things are going is less than ideal, and I want them to be better. I want you to do better, yes, but should I tone down my expectations for you? The way you play is less than ideal, but I feel like it is improving, little by little. As we discover new things about ourselves, about our way of thinking. You're making bets too, but one could question the wisdom of your choices. Really, you're only making one bet, but it's a big one. You're betting time and energy onto something you do not know will work. A lot of time and energy. Probably hundreds of times more than any past project by the time bets are off. In any case, you did something right this morning: you got up, and you stayed up. We still have to deal with momentary burn outs, those that last a few hours after some bad play or some energy-expensive play. We still have to decide whether we want to force through during them or cut our losses. I don't think we'll ever figure out the right choice between these two, so we'll likely have to choose one and stick with it. And I want to fight, not give up. That is all for now. Try to get some sleep, if you can. Try.</text:p>
      <text:p text:style-name="Normal"/>
      <text:p text:style-name="Normal">•••</text:p>
      <text:p text:style-name="Normal">Sunday 16th June, 03:48, 99 days left</text:p>
      <text:p text:style-name="Normal">Is it okay to run away? I ran away. It's a defeat, still, but not the worst defeat. But it's still a defeat. And by running away, I admitted it. </text:p>
      <text:p text:style-name="Normal">Hey, what am I doing wrong? Why aren't I able to replicate that day? You aren't talking to yourself. You aren't writing. And you don't want to win through the autosuggestion you get through writing. You want to win on nothing but your own strength, no compromises. And that, that is hard to do. So you're failing, again and again. And in all likelihood, you will keep on failing. Like playing Cuphead, they've been at it for over ten hours, failing over and over and over again. I do not want to glorify it, but what we're doing is failing our way forward. You must keep on seeking strength, true strength, until you achieve it. </text:p>
      <text:p text:style-name="Normal">And, since the name of the game is failing and failing until you succeed, you will have to train recovery, you have to eat defeats like they were your breakfast, and move forward. That is another aspect of the strength we seek, the machine-like ability to take each loss for granted and compute the next best move unfazed. The machine-like ability to maintain an unbreakable focus. To not give in to emotions, no matter how negative or positive they are, and stay level-headed and cool throughout any situation. </text:p>
      <text:p text:style-name="Normal">The reason behind our inability to maintain constant awareness, could this be one of the reasons? We let our emotions take too much hold. I think so. In any case, we'll try. To stay ice-cold, always. But, we know for a fact we need downtime. We need breaks. So, let's put our training to practice: breakfast time is spend teaching your heart to speak and learning to listen, isn't it? SO let's put that training into practice. </text:p>
      <text:p text:style-name="Normal">Tame the fire inside you, make of it what it should be: one more tool in our arsenal, one of our most powerful, but nothing more. Train it, we need to be able to output at no moment's notice. That's all for now. Consider your next moves properly.</text:p>
      <text:p text:style-name="Normal"/>
      <text:p text:style-name="Normal">•••</text:p>
      <text:p text:style-name="Normal">Monday 17th June, 02:42, 98 days left</text:p>
      <text:p text:style-name="Normal">Went out to drink tonight. Well, no, it wasn't to drink. It was partially to try another way to relax, partially to try to meet new people, and partially to just go out to drink. I'm very bad at relaxing, I literally don't know what I need to do in order to have a relaxing and healing day. Going out didn't seem to be it. I didn't want to meet new people, I was searching for someone like me. And I wanted to get drunk, but the very thought also disgusted me, so I just drank a little. As for coolness, I try to maintain my mind at 0°C, and watch out for any variation. They're usually small, but I know from experience they cascade. That is all I have to say. Will I manage to wake up on time, I wonder? There are no excuses, you will have to try.</text:p>
      <text:p text:style-name="Normal"/>
      <text:p text:style-name="Normal">•••</text:p>
      <text:p text:style-name="Normal">Monday 17th June, 22:05, 97 days left</text:p>
      <text:p text:style-name="Normal">I get what I deserve. Bad positioning naturally leads to bad positions. We were exhausted all day long. Next time we get home late, cut your losses and sleep as much as you need, then do your best for the day that comes. This way at least, we're less likely to waste an entire day. Not that it was a waste, but it made it unnecessarily hard to do anything. </text:p>
      <text:p text:style-name="Normal">What am I doing, what should I do, what will I do... I wonder... We're making a bet, one that offers so much more than a normal life in society offers. Not to mention, we theoretically only stand to lose a year of our lives with best play, and even then it will be a year well spent. I dare even say the best spent. With best play. Or, at least, with good play.</text:p>
      <text:p text:style-name="Normal">What is there to think about... </text:p>
      <text:p text:style-name="Normal">If there's nothing else, let's go to sleep. We got an exam tomorrow morning.</text:p>
      <text:p text:style-name="Normal"/>
      <text:p text:style-name="Normal">•••</text:p>
      <text:p text:style-name="Normal">Tuesday 18th June, 23:16, 96 days left</text:p>
      <text:p text:style-name="Normal">The exam went well, but that's not what I want to talk about. It's about what we did after. I had a mind to get straight to the project, to work on it right away, but I was very tired too. And in the end, I decided to just take it easy for the rest of the day, and you know what? I think it was the right decision. After coming home, I just lied in bed for a couple hours, and after lunch I played for a healthy amount of time. And it was nice. From past experience, I would have likely gotten little done anyway if I'd worked, and managing to relax and not fuck up is a nice change of pace.</text:p>
      <text:p text:style-name="Normal">So the key ingredient to relaxing is '<text:span text:style-name="T2">healthy</text:span> amount of time'. I'm sorry, I meant to say <text:span text:style-name="T3">healthy</text:span><text:span text:style-name="T1"> </text:span>amount of time. Did I get my point across?</text:p>
      <text:p text:style-name="Normal">This means that some time while your guard is completely down (in fact it's been thrown out the window) you have to muster up the willpower to make yourself stop playing. And that's how you will try to relax next time. Set a certain amount of time to play, and obey me. Obey yourself. That's all for today. See you tomorrow.</text:p>
      <text:p text:style-name="Normal"/>
      <text:p text:style-name="Normal">•••</text:p>
      <text:p text:style-name="Normal">Wednesday 19th June, 21:47, 95 days left</text:p>
      <text:p text:style-name="Normal">Summer starts tomorrow. What will this summer be like, I wonder. That is up to me to decide. </text:p>
      <text:p text:style-name="Normal">I don't like my performance today. Ended up not achieving anything. Everything I did left much to be desired, and some choices were straight up abysmal. Why did I think that it was a good idea to start writing a documentation of something I don't even know to implement? Because of a past project. We'll learn implementation first, then when we have an idea of what we want to do and how to get it done, we'll get to work. Oh, and let's also think of scalability around about now. Adds one more layer on top of K8s. An initial layer. And it was about damn time we started learning about Go routines anyway.</text:p>
      <text:p text:style-name="Normal">But that's not why I felt terrible, was it?</text:p>
      <text:p text:style-name="Normal">Running is the physical activity you hate the most. It's also the one you love the most. You hate it because of how much it hurts. You love it because of how much it brings out of you. Tomorrow, let's run. You didn't run today, that's why you felt terrible. That's why. Tomorrow, and from today on, make it so that at 19:00, we run. It will be a good start to summer.</text:p>
      <text:p text:style-name="Normal"/>
      <text:p text:style-name="Normal">•••</text:p>
      <text:p text:style-name="Normal">Thursday 20th June, 94 days left</text:p>
      <text:p text:style-name="Normal">Running is the physical activity I hate the most. It's also the one I love the most. I hate it with a passion before I'm doing it, I'm too busy suffering to feel anything towards it while doing it, and I love it after doing it.</text:p>
      <text:p text:style-name="Normal">No, I think I get it: I love the sweet taste of victory. It's so good. And running like I'm a man possessed is an excellent way to obtain it.</text:p>
      <text:p text:style-name="Normal">Objectively, it was a terrible run today. I hadn't ran in something like eleven and a half months, and today I walked more times than I could remember. But that's not what's important. It's never been about that, it's never been about how well I run. It's all about fighting, and not giving up. You may give in, but you may never give up.</text:p>
      <text:p text:style-name="Normal">Subjectively, in terms of fighting, I'd say I fought well today. Better than most other runs I've ever done, probably. Courtesy of personal growth. But I'm still reluctant to jump in the arms of death. I'm still reluctant to give it my all, my true all, all of my life. I have decided on something: 6 days a week, at 19h00, we run. But, with a caveat. We won't be fighting like demons every day. We'll run outdoors once a week, on Saturday, and that's when we give it our all. On Sunday we rest. On every other day, we run, but we do not go all out. I currently only have two speeds: best speed and no speed. We'll discipline ourselves to run at a reasonable pace. You know, running like normal people. That will be indoors, on the treadmill, and you'll choose the regimen. </text:p>
      <text:p text:style-name="Normal">There's one last thing I wanted to talk about today. It still has to do with today's running. Oh, by the way, I should congratulate you for still remembering and trying to keep your head cool at all times, well done on that one, keep it up. Alright, I was saying.</text:p>
      <text:p text:style-name="Normal">Today was the first time in nearly a year that I'd ran again. Same path as usual, more pain than usual. A lot more. Such huge gaps between our runs are rare, and in the meantime I'd become the heaviest I remember being at 84kg. What's more, our boxing style puts all our weight on our backfoot, on our right foot, and for some reason that I cannot explain, it suffered more as a consequence during the run. I would have thought that it would have grown more resilient, but I guess it was also doing more work than our left, maybe? In any case, increase fat and muscular mass, and you're left with more muscles to feed oxygen to while there's more mass than ever to carry. It was not pleasant. Despite all my inner fighting, more than once I just stopped running and walked instead. On my way back, I walked something like five times in total. I knew I couldn't make a habit of that, so I had to try hard, but it just wasn't easy. </text:p>
      <text:p text:style-name="Normal">Then, when I'm some 200m away from my finish line, hobbling my way forward, out of nowhere behind me a car honks twice. I look back, and Rocky's training theme starts blasting from the car. The two guys inside raise their hands and one of them goes “'ndiamo!”, and I fucking went.</text:p>
      <text:p text:style-name="Normal">I gave them a thumbs up and started running again. And a few moments into my run, I dash. I dash in a way I only did when I trained for explosive speed. The latent strength left in my body that I had tried and failed to bring out all along was all poured into the God knows how many seconds it took me to reach my goal. Complete strangers out of nowhere that I'll likely never see again brought it out from me. So, my point is, for all I glorify and seek personal strength, there is strength in others. Even in complete strangers. In my case, especially in complete strangers, but that's because I don't want people I know to see me giving it everything I've got, it's like getting naked in front of them, it exposes too much of myself.</text:p>
      <text:p text:style-name="Normal">So anyway, I hope you see now that I had a good day. Or rather, a good run, and subsequently a good day. It's a good way to start summer. </text:p>
      <text:p text:style-name="Normal">By the way, talking about summer. Let's listen to Orangestar then go to sleep.</text:p>
      <text:p text:style-name="Normal"/>
      <text:p text:style-name="Normal">•••</text:p>
      <text:p text:style-name="Normal">Friday 21st June, 23:10, 93 days left</text:p>
      <text:p text:style-name="Normal">It seems I forgot to write the hour yesterday. It was around 21h30, I think. What shall we say? We're tired. We didn't listen to Orangestar yesterday. Instead, an old flame. Old? No, but a past era. It's a song I've associated with the first story I've written as a self-proclaimed writer. Fluorite Eye's Song. We're marking the beginning of something with it. Of what, I wonder.</text:p>
      <text:p text:style-name="Normal">After that came the night. For the first time in a long while, we had a nightmare. Or rather, a nightmare has succeeded in scaring me. Yesterday I mentioned that there is strength in others. Yesternight I was taught that what some giveth, others taketh away. There can be strength in others, but they can also be a source of weakness. On my own, I rely on myself, and everything's alright, as proven by an extremely similar would-be nightmare that happened later. But when there is someone else, I start relying on them. What happens when the other is malicious and leaves me to my fate? What happens is that the abandoned soul becomes scared, desperately clings on to whatever hope there is to grasp. What happens is that I get consumed by fear.</text:p>
      <text:p text:style-name="Normal">So, what some giveth, others taketh away. Accept strength from others if it comes, but do not count on it. There is absolutely no reason for others to lend you their strength.</text:p>
      <text:p text:style-name="Normal">Then, after night had gone, the sun rose. It is getting very hot these days. I need more initiative. I need to stop relying on others so much, or I'll never break out of the night front. </text:p>
      <text:p text:style-name="Normal">Yesterday, you told me that I was free to choose the regimen. I didn't run today. Instead, I did callisthenics. It was hard. I really haven't trained in a while. We'll run again tomorrow. We will. </text:p>
      <text:p text:style-name="Normal">I wish to grow stronger, I wonder if I am. You are. No need to ask stupid questions. The real question is how far will you go, that's what matters. That's what really matters. So tell me, how far will you go? </text:p>
      <text:p text:style-name="Normal">Right, don't answer with words, show me your actions.</text:p>
      <text:p text:style-name="Normal"/>
      <text:p text:style-name="Normal">•••</text:p>
      <text:p text:style-name="Normal">Saturday 22nd June, 22:41, 92 days left</text:p>
      <text:p text:style-name="Normal">I didn't run today. I failed myself on many levels. Whether it's because I was too weak or not, the exhaustion of the work outs caught up to me, and I was tired all day long. Too tired to fight back. But I'm also realizing that keeping my head cool is not an easy matter at all. Or rather, it's very easy to get emotional for me. But it seems to be the right path. There's nothing to change following this defeat. In terms of strategies, we're going with these. It's your play that needs to improve now, your tactics, your individual choices. Make them align with our strategies, and let's see how far this gets us. </text:p>
      <text:p text:style-name="Normal">In other words, keep on improving your level-headedness until it becomes the norm, at which point the elusive constant awareness we've been seeking should follow naturally.</text:p>
      <text:p text:style-name="Normal">Oh, one more thing: better safe than sorry. Pause your routine when you see you're too tired to keep it up, throw in a rest day. I'd rather us run away than lose completely. Sleep as much as you need. </text:p>
      <text:p text:style-name="Normal">Ah, a very important thing: <text:span text:style-name="T1">pause your routine if you're too tired to continue it.</text:span> There's no shame in admitting one's own weakness.</text:p>
      <text:p text:style-name="Normal">No... I don't like that. I wish to fight. When do we fight, and when do we pause? If you lose nothing by taking a break, take a break. Don't be an idiot. </text:p>
      <text:p text:style-name="Normal"/>
      <text:p text:style-name="Normal">•••</text:p>
      <text:p text:style-name="Normal">Monday 24th June, 01:00, 91 days left</text:p>
      <text:p text:style-name="Normal">Choosing moves is difficult, considering consequences is difficult. I chose to not work out in order to continue a project. I chose to stay up to finish a document, because I was frustrated that tomorrow I wouldn't be able to write and follow my morning routine. I stayed up knowing that I'll have to wake up early. I sacrificed sleep, for... no good reason, really. I let my emotions drive me, and I convinced myself otherwise.</text:p>
      <text:p text:style-name="Normal">But that's okay. We'll carry it all on our back. And we'll compute the best moves unfazed, we'll take the bad position for granted. Choose well, tomorrow.</text:p>
      <text:p text:style-name="Normal"/>
      <text:p text:style-name="Normal">•••</text:p>
      <text:p text:style-name="Normal">Monday 25th June, 19:45, 90 days left</text:p>
      <text:p text:style-name="Normal">I guess I'm getting consumed by greed, or some similar emotion. I want to focus on the project. I also realize that because of its sheer scale, it was also going to need a lot of time invested into it. What I want to do right now is very simple: keep on working on the project, and leave everything else for later. So, basically, not work for myself. </text:p>
      <text:p text:style-name="Normal">It's like actually going all in. All in... If we do this and it fails, we essentially lose what is, so far, the best period of time to improve ourselves. If we succeed, then, if we don't lose ourselves in the process, it will be possible to create even better chances for growth. I want to keep on working on the project. Without throwing ourselves out the window.</text:p>
      <text:p text:style-name="Normal">It's a scary bet. The obvious best choice is to keep the balance. Well, not best, but the safest one. It's also the harder choice to make. And in my mind, I associate difficulty with correctness. The narrow gate.</text:p>
      <text:p text:style-name="Normal">It would be easy to give in to the temptation to focus on the project, but is that wrong?</text:p>
      <text:p text:style-name="Normal">Oh, I know... If you choose the latter, you will hate yourself every day unless you put in unholy amounts of work. If you give in to temptation, you become a slave to work. That is not freedom. We are our own master. We are the one who decides on our own fate. We are the one who controls this body, this mind, this soul, and everything we are. We, and nothing else. </text:p>
      <text:p text:style-name="Normal">The choice is made, and it is obvious: I will not be a slave to work. We walk the narrow gate.</text:p>
      <text:p text:style-name="Normal">And your heart, it likes your decision. Oh, can you feel that? Is that the sweet taste of victory? Ohh, I guess my heart is really liking this decision. Good one. Let's go work out. Might catch you later.</text:p>
      <text:p text:style-name="Normal"/>
      <text:p text:style-name="Normal">It's a bit later. I just worked out, so I might come back again after dinner. But, I came here because I realized that I made the right choice. I thought that in theory by choosing the project I'd only give up a year of my life or so, and I could resume after the dust would settle. But I was wrong. I just realized: I'm still growing. These years are what shape my future, I will only grow more stubborn in the future, whether I want it or not, I will only grow surer of my own beliefs, and will set roots in the habits I will have formed. These years are formative, and they will never come back again. It was extremely important that I chose balance, because that is the kind of person I want to be. One who thinks rationally, even if it's boring. One who listens to their own heart before they listen to their temptations. And I just got a step closer to becoming that person thanks to this choice. Thank you, self.</text:p>
      <text:p text:style-name="Normal">My every choice shapes who I am, and who I will be, and that is especially true in youth.</text:p>
      <text:p text:style-name="Normal">More than balance or rationality, it's really that I listened to my heart. That is the most important thing. I might not be especially bright, or skilful at one thing or another, but, I know now, that this combination of a good heart and a me that listens to it is very special. If there was anything that was special about me, it would be that combination. And I'm grateful for it.</text:p>
      <text:p text:style-name="Normal"/>
      <text:p text:style-name="Normal">22:09</text:p>
      <text:p text:style-name="Normal">I'm back. I wanted to say goodnight. See you tomorrow.</text:p>
      <text:p text:style-name="Normal"/>
      <text:p text:style-name="Normal">•••</text:p>
      <text:p text:style-name="Normal">Tuesday 25th June, 22:40, 89 days left</text:p>
      <text:p text:style-name="Normal">Aaahhh... What do we even say? It happens often, but I realized that I never talk about it. Sometimes, I feel angry, frustrated, on edge, I want to take it out on the world. In those times, I'm... I'm not a terrible person, but I will be extremely honest with my thoughts. Brutally honest with my feelings. That's the best way to put it. I will essentially judge others the way I judge myself, but, with the difference that while I see potential in myself, I seldom see it in others. This potential means that I do not see myself as a complete waste of time, energy and resources, oxygen and life, yet. You can imagine what I think of others when I lose it.</text:p>
      <text:p text:style-name="Normal">I do not know why those situations arise, nor why they happen regularly. It's most probably related to my bad plays, but how? I still clearly remember that time years ago when I'd essentially played my best game for a month, and out of nowhere one day, a frustration, an anger like I'd never felt before overtook me. So while I think it's related to poor play, I don't know how.</text:p>
      <text:p text:style-name="Normal">At times like those, I want to break a wall, my fist, or both.</text:p>
      <text:p text:style-name="Normal">I think we just might get very easily frustrated. No, not particularly, but we set many objectives for ourselves, and others also want us to get stuff done out of nowhere. It's the combination of not accomplishing objectives and having chores thrown our way that frustrates you so. That's the most logical reason I can think of anyway.</text:p>
      <text:p text:style-name="Normal"/>
      <text:p text:style-name="Normal">I should despair at the poorness of my play. But I also know that despair is something I do not want to give in to. The one I want to be. The way I have to play. I'm allowing my emotions to run wild, using excuses like “it can happen every once in a while”, or “it's fine if it's just a little bit”, or even more commonly, “we can't maintain our state of mind forever anyway” and allow my emotions to take over. I'm using two screens, and I have a beautiful desktop background image that I'm seeing right now. Vivy, Sing My Pleasure. That's my second favourite song from her. Fluorite Eye's Song is the first. She's the inspiration for Union's design. And, since I haven't watched Fluorite Eye's Song, the Vivy in my mind is also the inspiration for Union's character. Both a diva and a muse. I really wonder who Union is going to be. Will she be exactly as her name says, or will she a proud daughter? Will she be something else still? Only my future self can tell. Only you. But she is beautiful, Vivy. Although, it would be more accurate to say that my idealization of her is. I've seen her fight, and it connected with me. Fight, like only a machine can. She does just what I want to be able to do: when she gets hit, when she loses an exchange, she takes the loss for granted, doesn't lose focus, and calculates the next best move.</text:p>
      <text:p text:style-name="Normal">Oh, I just remembered. How could I forget? I thought of Fluorite Eye's Song, I thought of Union, but I forgot that a version of Union already exists. My very first story. But that's neither here nor there. Let's go to sleep now. Take care of yourself. Do. Goodnight.</text:p>
    </office:text>
  </office:body>
</office:document-content>
</file>

<file path=styles.xml><?xml version="1.0" encoding="utf-8"?>
<office:document-styles xmlns:office="urn:oasis:names:tc:opendocument:xmlns:office:1.0" xmlns:style="urn:oasis:names:tc:opendocument:xmlns:style:1.0" xmlns:fo="urn:oasis:names:tc:opendocument:xmlns:xsl-fo-compatible:1.0" office:version="1.2">
  <office:styles>
    <style:style style:name="Normal" style:display-name="Normal" style:family="paragraph">
      <style:text-properties fo:font-size="12pt" fo:font-weight="normal"/>
    </style:style>
    <style:style style:name="Heading-1" style:display-name="Heading 1" style:family="paragraph" style:parent-style-name="Normal" style:next-style-name="Normal" style:default-outline-level="1">
      <style:text-properties fo:font-size="18pt" fo:font-weight="bold"/>
    </style:style>
    <style:style style:name="Heading-2" style:display-name="Heading 2" style:family="paragraph" style:parent-style-name="Normal" style:next-style-name="Normal" style:default-outline-level="2">
      <style:text-properties fo:font-size="16pt" fo:font-weight="bold"/>
    </style:style>
    <style:style style:name="Heading-3" style:display-name="Heading 3" style:family="paragraph" style:parent-style-name="Normal" style:next-style-name="Normal" style:default-outline-level="3">
      <style:text-properties fo:font-size="14pt" fo:font-weight="bold"/>
    </style:style>
    <style:style style:name="Heading-4" style:display-name="Heading 4" style:family="paragraph" style:parent-style-name="Normal" style:next-style-name="Normal" style:default-outline-level="4">
      <style:text-properties fo:font-size="12pt" fo:font-weight="bold"/>
    </style:style>
    <style:style style:name="Heading-5" style:display-name="Heading 5" style:family="paragraph" style:parent-style-name="Normal" style:next-style-name="Normal" style:default-outline-level="5">
      <style:text-properties fo:font-size="10pt" fo:font-weight="bold"/>
    </style:style>
    <style:style style:name="Heading-6" style:display-name="Heading 6" style:family="paragraph" style:parent-style-name="Normal" style:next-style-name="Normal" style:default-outline-level="6">
      <style:text-properties fo:font-size="8pt" fo:font-weight="bold"/>
    </style:style>
  </office:styles>
</office:document-styles>
</file>